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3.84pt"/>
    </style:style>
    <style:style style:name="co2" style:family="table-column">
      <style:table-column-properties fo:break-before="auto" style:column-width="537.76pt"/>
    </style:style>
    <style:style style:name="co3" style:family="table-column">
      <style:table-column-properties fo:break-before="auto" style:column-width="221.9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187.46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99pt"/>
    </style:style>
    <style:style style:name="co9" style:family="table-column">
      <style:table-column-properties fo:break-before="auto" style:column-width="503.26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cb-covox-amp-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DI <text:s/>FT245RL <text:s/>Interface Bridges, USB to FIFO, 1.8 V, 5.25 V, SSOP, 28 Pins, -40 °C</text:p>
          </table:table-cell>
          <table:table-cell office:value-type="string" calcext:value-type="string">
            <text:p>SSOP28, 5.3mm x 10.2mm</text:p>
          </table:table-cell>
          <table:table-cell office:value-type="string" calcext:value-type="string">
            <text:p>FT245RL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45RL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table:formula="of:=[.G2]*[.H2]" office:value-type="float" office:value="5.96" calcext:value-type="float">
            <text:p>5.96</text:p>
          </table:table-cell>
          <table:table-cell office:value-type="string" calcext:value-type="string">
            <text:p><text:a xlink:href="http://sg.element14.com/ftdi/ft245rl/interface-usb-to-fifo-28ssop/dp/1146034" xlink:type="simple">http://sg.element14.com/ftdi/ft245rl/interface-usb-to-fifo-28ssop/dp/114603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tandard D Sub Connector, AMPLIMITE HD-20 Series, DB, Plug, 25 Contacts, Steel Body, Through Hole</text:p>
          </table:table-cell>
          <table:table-cell office:value-type="string" calcext:value-type="string">
            <text:p>DB25MC</text:p>
          </table:table-cell>
          <table:table-cell office:value-type="string" calcext:value-type="string">
            <text:p>DB25</text:p>
          </table:table-cell>
          <table:table-cell office:value-type="string" calcext:value-type="string">
            <text:p>TE Connectivity/ AMP</text:p>
          </table:table-cell>
          <table:table-cell table:style-name="ce2" office:value-type="string" calcext:value-type="string">
            <text:p>5747238-2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table:formula="of:=[.G3]*[.H3]" office:value-type="float" office:value="5.15" calcext:value-type="float">
            <text:p>5.15</text:p>
          </table:table-cell>
          <table:table-cell office:value-type="string" calcext:value-type="string">
            <text:p><text:a xlink:href="http://sg.element14.com/te-connectivity-amp/5747238-2/d-sub-connector-plug-25pos/dp/2452364" xlink:type="simple">http://sg.element14.com/te-connectivity-amp/5747238-2/d-sub-connector-plug-25pos/dp/245236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A471JAT2A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table:formula="of:=[.G4]*[.H4]" office:value-type="float" office:value="0.162" calcext:value-type="float">
            <text:p>0.162</text:p>
          </table:table-cell>
          <table:table-cell office:value-type="string" calcext:value-type="string">
            <text:p><text:a xlink:href="http://sg.element14.com/avx/08055a471jat2a/cap-mlcc-c0g-np0-470pf-50v-0805/dp/1612188" xlink:type="simple">http://sg.element14.com/avx/08055a471jat2a/cap-mlcc-c0g-np0-470pf-50v-0805/dp/16121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uF, 63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table:formula="of:=[.G5]*[.H5]" office:value-type="float" office:value="1.49" calcext:value-type="float">
            <text:p>1.49</text:p>
          </table:table-cell>
          <table:table-cell office:value-type="string" calcext:value-type="string">
            <text:p><text:a xlink:href="http://sg.element14.com/panasonic-electronic-components/eeefk1j101p/cap-alu-elec-100uf-63v-smd/dp/9696040" xlink:type="simple">http://sg.element14.com/panasonic-electronic-components/eeefk1j101p/cap-alu-elec-100uf-63v-smd/dp/969604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C4,C6,C9,C12,C14,C15</text:p>
          </table:table-cell>
          <table:table-cell office:value-type="string" calcext:value-type="string">
            <text:p>SMD Multilayer Ceramic Capacitor, MCU Series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805F104ZCT</text:p>
          </table:table-cell>
          <table:table-cell office:value-type="float" office:value="7" calcext:value-type="float">
            <text:p>7</text:p>
          </table:table-cell>
          <table:table-cell office:value-type="float" office:value="0.008" calcext:value-type="float">
            <text:p>0.008</text:p>
          </table:table-cell>
          <table:table-cell table:formula="of:=[.G6]*[.H6]" office:value-type="float" office:value="0.056" calcext:value-type="float">
            <text:p>0.056</text:p>
          </table:table-cell>
          <table:table-cell office:value-type="string" calcext:value-type="string">
            <text:p><text:a xlink:href="http://sg.element14.com/multicomp/mcu0805f104zct/cap-mlcc-y5v-100nf-50v-0805/dp/9406409RL" xlink:type="simple">http://sg.element14.com/multicomp/mcu0805f104zct/cap-mlcc-y5v-100nf-50v-0805/dp/9406409RL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0uF, 16V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EEFT1C102AP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formula="of:=[.G7]*[.H7]" office:value-type="float" office:value="1.47" calcext:value-type="float">
            <text:p>1.47</text:p>
          </table:table-cell>
          <table:table-cell office:value-type="string" calcext:value-type="string">
            <text:p><text:a xlink:href="http://sg.element14.com/panasonic-electronic-components/eeeft1c102ap/cap-alu-elec-1000uf-16v-smd/dp/2065974" xlink:type="simple">http://sg.element14.com/panasonic-electronic-components/eeeft1c102ap/cap-alu-elec-1000uf-16v-smd/dp/20659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3KAT2A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.G8]*[.H8]" office:value-type="float" office:value="0.049" calcext:value-type="float">
            <text:p>0.049</text:p>
          </table:table-cell>
          <table:table-cell office:value-type="string" calcext:value-type="string">
            <text:p><text:a xlink:href="http://sg.element14.com/avx/08055c103kat2a/cap-mlcc-x7r-10nf-50v-0805/dp/499225" xlink:type="simple">http://sg.element14.com/avx/08055c103kat2a/cap-mlcc-x7r-10nf-50v-0805/dp/4992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3300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C333KAT2A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formula="of:=[.G9]*[.H9]" office:value-type="float" office:value="0.076" calcext:value-type="float">
            <text:p>0.076</text:p>
          </table:table-cell>
          <table:table-cell office:value-type="string" calcext:value-type="string">
            <text:p><text:a xlink:href="http://sg.element14.com/avx/08051c333kat2a/cap-mlcc-x7r-33nf-100v-0805/dp/1833886" xlink:type="simple">http://sg.element14.com/avx/08051c333kat2a/cap-mlcc-x7r-33nf-100v-0805/dp/183388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 Connector, Micro USB Type B, USB 2.0, Receptacle, 5 Ways, Surface Mount, Through Hole Mount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Micro-USB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ZX62D-B-5PA8(30)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formula="of:=[.G10]*[.H10]" office:value-type="float" office:value="1.09" calcext:value-type="float">
            <text:p>1.09</text:p>
          </table:table-cell>
          <table:table-cell office:value-type="string" calcext:value-type="string">
            <text:p><text:a xlink:href="http://sg.element14.com/webapp/wcs/stores/servlet/ProductDisplay?catalogId=15001&amp;urlLangId=65&amp;langId=65&amp;productId=141569308&amp;storeId=10191&amp;iscrfnonsku=false" xlink:type="simple">http://sg.element14.com/webapp/wcs/stores/servlet/ProductDisplay?catalogId=15001&amp;urlLangId=65&amp;langId=65&amp;productId=141569308&amp;storeId=10191&amp;iscrfnonsku=false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12,R13,R14,R15,R16,R17,R18,R19,R29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1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002V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table:formula="of:=[.G11]*[.H11]" office:value-type="float" office:value="0.47" calcext:value-type="float">
            <text:p>0.47</text:p>
          </table:table-cell>
          <table:table-cell office:value-type="string" calcext:value-type="string">
            <text:p><text:a xlink:href="http://sg.element14.com/panasonic-electronic-components/erj6rbd1002v/res-thick-film-10k-0-5-0-1w-0805/dp/2380289" xlink:type="simple">http://sg.element14.com/panasonic-electronic-components/erj6rbd1002v/res-thick-film-10k-0-5-0-1w-0805/dp/238028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6ENF10R0V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table:formula="of:=[.G12]*[.H12]" office:value-type="float" office:value="0.156" calcext:value-type="float">
            <text:p>0.156</text:p>
          </table:table-cell>
          <table:table-cell office:value-type="string" calcext:value-type="string">
            <text:p><text:a xlink:href="http://sg.element14.com/panasonic-electronic-components/erj-6enf10r0v/sistor-thick-film-10-ohm-125mw/dp/2284223" xlink:type="simple">http://sg.element14.com/panasonic-electronic-components/erj-6enf10r0v/sistor-thick-film-10-ohm-125mw/dp/228422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,R4,R5,R6,R7,R8,R9,R10,R11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2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20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13]*[.H13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2002v/res-thick-film-20k-0-5-0-1w-0805/dp/2380338" xlink:type="simple">http://sg.element14.com/panasonic-electronic-components/erj6rbd2002v/res-thick-film-20k-0-5-0-1w-0805/dp/238033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Rotary Potentiometer</text:p>
          </table:table-cell>
          <table:table-cell office:value-type="string" calcext:value-type="string">
            <text:p>Potentiometer_Alps-RK163-single_15m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I Technologies/ TT Electronics</text:p>
          </table:table-cell>
          <table:table-cell office:value-type="string" calcext:value-type="string">
            <text:p>16mm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table:formula="of:=[.G14]*[.H14]" office:value-type="float" office:value="3.48" calcext:value-type="float">
            <text:p>3.48</text:p>
          </table:table-cell>
          <table:table-cell office:value-type="string" calcext:value-type="string">
            <text:p><text:a xlink:href="http://sg.element14.com/bi-technologies-tt-electronics/p160kn-0qd15b10k/rotary-potentiometer-10kohm-16mm/dp/1782728" xlink:type="simple">http://sg.element14.com/bi-technologies-tt-electronics/p160kn-0qd15b10k/rotary-potentiometer-10kohm-16mm/dp/17827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86M-1 Audio Power Amplifier, AB, 1 Channel, 325 mW, 4V to 12V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86M-1/NOPB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formula="of:=[.G15]*[.H15]" office:value-type="float" office:value="1.48" calcext:value-type="float">
            <text:p>1.48</text:p>
          </table:table-cell>
          <table:table-cell office:value-type="string" calcext:value-type="string">
            <text:p><text:a xlink:href="http://sg.element14.com/texas-instruments/lm386m-1-nopb/amp-power-audio-mono-class-ab/dp/1564701" xlink:type="simple">http://sg.element14.com/texas-instruments/lm386m-1-nopb/amp-power-audio-mono-class-ab/dp/156470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, Yellow Green, SMD, 1.25mm x 1.4mm, 20 mA, 2 V, 575 nm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Yellow, Green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60107F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table:formula="of:=[.G16]*[.H16]" office:value-type="float" office:value="0.657" calcext:value-type="float">
            <text:p>0.657</text:p>
          </table:table-cell>
          <table:table-cell office:value-type="string" calcext:value-type="string">
            <text:p><text:a xlink:href="http://sg.element14.com/dialight/5988160107f/led-0805-yellow-green-40mcd/dp/1465994" xlink:type="simple">http://sg.element14.com/dialight/5988160107f/led-0805-yellow-green-40mcd/dp/146599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S8F1501T5E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[.G17]*[.H17]" office:value-type="float" office:value="0.005" calcext:value-type="float">
            <text:p>0.005</text:p>
          </table:table-cell>
          <table:table-cell office:value-type="string" calcext:value-type="string">
            <text:p><text:a xlink:href="http://sg.element14.com/multicomp/mc0805s8f1501t5e/res-thick-film-1k5-1-0-125w-0805/dp/1632464" xlink:type="simple">http://sg.element14.com/multicomp/mc0805s8f1501t5e/res-thick-film-1k5-1-0-125w-0805/dp/163246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, X2</text:p>
          </table:table-cell>
          <table:table-cell office:value-type="string" calcext:value-type="string">
            <text:p>Phone Audio Connector, Socket, 3.5 mm, 4 Contacts, PCB Mount</text:p>
          </table:table-cell>
          <table:table-cell office:value-type="string" calcext:value-type="string">
            <text:p>mj-2135-MJ-2135</text:p>
          </table:table-cell>
          <table:table-cell office:value-type="string" calcext:value-type="string">
            <text:p>TRRS</text:p>
          </table:table-cell>
          <table:table-cell office:value-type="string" calcext:value-type="string">
            <text:p>Pro Signal</text:p>
          </table:table-cell>
          <table:table-cell office:value-type="string" calcext:value-type="string">
            <text:p>MJ-2135</text:p>
          </table:table-cell>
          <table:table-cell office:value-type="float" office:value="2" calcext:value-type="float">
            <text:p>2</text:p>
          </table:table-cell>
          <table:table-cell office:value-type="float" office:value="3.79" calcext:value-type="float">
            <text:p>3.79</text:p>
          </table:table-cell>
          <table:table-cell table:formula="of:=[.G18]*[.H18]" office:value-type="float" office:value="7.58" calcext:value-type="float">
            <text:p>7.58</text:p>
          </table:table-cell>
          <table:table-cell office:value-type="string" calcext:value-type="string">
            <text:p><text:a xlink:href="http://sg.element14.com/pro-signal/mj-2135/connector-rca-jack-3-5mm-tht-4way/dp/1267377" xlink:type="simple">http://sg.element14.com/pro-signal/mj-2135/connector-rca-jack-3-5mm-tht-4way/dp/126737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,C10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4x5.3</text:p>
          </table:table-cell>
          <table:table-cell office:value-type="string" calcext:value-type="string">
            <text:p>10uF, 10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1AA100NR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[.G19]*[.H19]" office:value-type="float" office:value="1.98" calcext:value-type="float">
            <text:p>1.98</text:p>
          </table:table-cell>
          <table:table-cell office:value-type="string" calcext:value-type="string">
            <text:p><text:a xlink:href="http://sg.element14.com/panasonic-electronic-components/eee1aa100nr/cap-alu-elec-10uf-10v-smd/dp/2326096" xlink:type="simple">http://sg.element14.com/panasonic-electronic-components/eee1aa100nr/cap-alu-elec-10uf-10v-smd/dp/232609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475K3PACTU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0]*[.H20]" office:value-type="float" office:value="0.469" calcext:value-type="float">
            <text:p>0.469</text:p>
          </table:table-cell>
          <table:table-cell office:value-type="string" calcext:value-type="string">
            <text:p><text:a xlink:href="http://sg.element14.com/kemet/c0805c475k3pactu/cap-mlcc-x5r-4-7uf-25v-0805/dp/1572631" xlink:type="simple">http://sg.element14.com/kemet/c0805c475k3pactu/cap-mlcc-x5r-4-7uf-25v-0805/dp/157263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3KAT2A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.G21]*[.H21]" office:value-type="float" office:value="0.049" calcext:value-type="float">
            <text:p>0.049</text:p>
          </table:table-cell>
          <table:table-cell office:value-type="string" calcext:value-type="string">
            <text:p><text:a xlink:href="http://sg.element14.com/avx/08055c103kat2a/cap-mlcc-x7r-10nf-50v-0805/dp/499225" xlink:type="simple">http://sg.element14.com/avx/08055c103kat2a/cap-mlcc-x7r-10nf-50v-0805/dp/4992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aird Technologies</text:p>
          </table:table-cell>
          <table:table-cell office:value-type="string" calcext:value-type="string">
            <text:p>MI0805K400R-10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table:formula="of:=[.G22]*[.H22]" office:value-type="float" office:value="0.103" calcext:value-type="float">
            <text:p>0.103</text:p>
          </table:table-cell>
          <table:table-cell office:value-type="string" calcext:value-type="string">
            <text:p><text:a xlink:href="http://sg.element14.com/laird-technologies/mi0805k400r-10/ferrite-bead-2012-100mhz-40r/dp/2292459" xlink:type="simple">http://sg.element14.com/laird-technologies/mi0805k400r-10/ferrite-bead-2012-100mhz-40r/dp/229245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2,R23,R24,R25,R26,R27,R28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000V</text:p>
          </table:table-cell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table:formula="of:=[.G23]*[.H23]" office:value-type="float" office:value="0.376" calcext:value-type="float">
            <text:p>0.376</text:p>
          </table:table-cell>
          <table:table-cell office:value-type="string" calcext:value-type="string">
            <text:p><text:a xlink:href="https://sg.element14.com/panasonic-electronic-components/erj6rbd1000v/res-thick-film-100r-0-5-0-1w-0805/dp/2380287" xlink:type="simple">https://sg.element14.com/panasonic-electronic-components/erj6rbd1000v/res-thick-film-100r-0-5-0-1w-0805/dp/238028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CB (Hasl lead free)</text:p>
          </table:table-cell>
          <table:table-cell office:value-type="string" calcext:value-type="string">
            <text:p>5x10cm x 2 lay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4]*[.H24]" office:value-type="float" office:value="8" calcext:value-type="float">
            <text:p>8</text:p>
          </table:table-cell>
          <table:table-cell office:value-type="string" calcext:value-type="string">
            <text:p><text:a xlink:href="http://www.elecrow.com/5pcs-2-layer-pcb-p-1174.html" xlink:type="simple">http://www.elecrow.com/5pcs-2-layer-pcb-p-1174.html</text:a>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24])" office:value-type="float" office:value="40.731" calcext:value-type="float">
            <text:p>40.73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27]*0.07" office:value-type="float" office:value="2.85117" calcext:value-type="float">
            <text:p>2.8511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27]+[.I28]" office:value-type="float" office:value="43.58217" calcext:value-type="float">
            <text:p>43.58217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0" loext:min-decimal-places="0" number:min-integer-digits="1" number:grouping="true"/>
    </number:number-style>
    <number:number-style style:name="N126">
      <number:text>-$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number:text>-$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$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fo:padding="2.01pt" style:rotation-align="none"/>
      <style:text-properties fo:color="#000000" fo:font-size="11pt" style:font-name-asian="Microsoft YaHei" style:font-family-asian="'Microsoft YaHei'" style:font-family-generic-asian="system" style:font-pitch-asian="variable" style:font-size-asian="11pt" style:font-name-complex="Liberation Sans" style:font-family-complex="'Liberation Sans'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/>
      <style:header-style>
        <style:header-footer-properties fo:margin-left="53.86pt" fo:margin-right="53.86pt" fo:margin-bottom="17.35pt"/>
      </style:header-style>
      <style:footer-style>
        <style:header-footer-properties fo:margin-left="53.86pt" fo:margin-right="53.86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4:20:58.8925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cb-covox-amp" style:display-name="PageStyle_pcb-covox-am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cb-covox-amp_20_1" style:display-name="PageStyle_pcb-covox-amp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cb-covox-amp_20_2" style:display-name="PageStyle_pcb-covox-amp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MacOSX_X86_64 LibreOffice_project/066b007f5ebcc236395c7d282ba488bca6720265</meta:generator>
    <dc:date>2016-09-27T14:22:05.066137000</dc:date>
    <meta:editing-duration>PT27M46S</meta:editing-duration>
    <meta:editing-cycles>16</meta:editing-cycles>
    <meta:document-statistic meta:table-count="1" meta:cell-count="246" meta:object-count="0"/>
  </office:meta>
</office:document-meta>
</file>